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d4d1" draw:textarea-horizontal-align="justify" draw:textarea-vertical-align="top" draw:auto-grow-height="false" fo:min-height="2.256cm" fo:min-width="24.1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2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59cm" fo:min-width="3.7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1.691cm" fo:min-width="3.5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1.543cm" fo:min-width="3.779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452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762cm" fo:min-width="4.546cm" fo:padding-top="0.142cm" fo:padding-bottom="0.142cm" fo:padding-left="0.267cm" fo:padding-right="0.267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style:paragraph-properties fo:text-align="start"/>
    </style:style>
    <style:style style:name="P2" style:family="paragraph">
      <loext:graphic-properties draw:fill-color="#fcd4d1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loext:graphic-properties draw:fill-color="#fffbc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style:text-position="0% 100%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638cm" svg:height="2.54cm" svg:x="0.924cm" svg:y="7.43cm">
          <text:p text:style-name="P1"><text:span text:style-name="T1">A</text:span><text:span text:style-name="T1">n</text:span><text:span text:style-name="T1">al</text:span><text:span text:style-name="T1">y</text:span><text:span text:style-name="T1">si</text:span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4.826cm" svg:height="1.524cm" svg:x="3.551cm" svg:y="4.141cm">
          <text:p text:style-name="P3">Full simulation</text:p>
          <text:p text:style-name="P3"><text:span text:style-name="T2">(DD4hep → Juggl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315cm" svg:height="1.043cm" svg:x="3.853cm" svg:y="8.265cm">
          <text:p text:style-name="P3"><text:span text:style-name="T1">AnalysisDD4h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3" draw:id="id3" draw:layer="layout" svg:width="4.064cm" svg:height="1.975cm" svg:x="15.734cm" svg:y="11.602cm">
          <text:p text:style-name="P3"><text:span text:style-name="T3">Output Data</text:span></text:p>
          <text:p text:style-name="P3"><text:span text:style-name="T3">Structures</text:span></text:p>
          <text:p text:style-name="P3"><text:span text:style-name="T4">(</text:span><text:span text:style-name="T5">Adage</text:span><text:span text:style-name="T4">, </text:span><text:span text:style-name="T6">SimpleTree</text:span><text:span text:style-name="T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4" draw:id="id4" draw:layer="layout" svg:width="4.781cm" svg:height="2.589cm" svg:x="21.573cm" svg:y="11.302cm">
          <text:p text:style-name="P3"><text:span text:style-name="T7">PostProcessor</text:span></text:p>
          <text:p text:style-name="P3"><text:span text:style-name="T8">Binned analysis,</text:span></text:p>
          <text:p text:style-name="P3"><text:span text:style-name="T8">Plots, etc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s" svg:x1="5.964cm" svg:y1="5.665cm" svg:x2="6.011cm" svg:y2="8.265cm" draw:start-shape="id1" draw:start-glue-point="6" draw:end-shape="id2" draw:end-glue-point="4" svg:d="M5964 5665v519l47 1562v519" svg:viewBox="0 0 48 2601">
          <text:p/>
        </draw:connector>
        <draw:line draw:style-name="gr7" draw:text-style-name="P3" draw:layer="layout" svg:x1="9.56cm" svg:y1="10.016cm" svg:x2="9.56cm" svg:y2="11.348cm">
          <text:p/>
        </draw:line>
        <draw:line draw:style-name="gr8" draw:text-style-name="P8" draw:layer="layout" svg:x1="16.894cm" svg:y1="9.97cm" svg:x2="17.688cm" svg:y2="11.602cm">
          <text:p/>
        </draw:line>
        <draw:connector draw:style-name="gr6" draw:text-style-name="P8" draw:layer="layout" draw:type="line" svg:x1="19.798cm" svg:y1="12.59cm" svg:x2="21.573cm" svg:y2="12.597cm" draw:start-shape="id3" draw:start-glue-point="7" draw:end-shape="id4" draw:end-glue-point="5" svg:d="M19798 12590l1775 7" svg:viewBox="0 0 1776 8">
          <text:p/>
        </draw:connector>
        <draw:custom-shape draw:style-name="gr9" draw:text-style-name="P4" xml:id="id5" draw:id="id5" draw:layer="layout" svg:width="4.986cm" svg:height="1.524cm" svg:x="11.852cm" svg:y="4.141cm">
          <text:p text:style-name="P3">Full simulation</text:p>
          <text:p text:style-name="P3"><text:span text:style-name="T2">(Fun4all→EventEvalu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5.08cm" svg:height="2.046cm" svg:x="6.993cm" svg:y="11.348cm">
          <text:p text:style-name="P9"><text:span text:style-name="T9">Kinemat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14.345cm" svg:y1="5.665cm" svg:x2="14.346cm" svg:y2="8.265cm" draw:start-shape="id5" draw:start-glue-point="6" draw:end-shape="id6" draw:end-glue-point="4" svg:d="M14345 5665v519l1 1562v519" svg:viewBox="0 0 2 2601">
          <text:p/>
        </draw:connector>
        <draw:custom-shape draw:style-name="gr2" draw:text-style-name="P4" xml:id="id7" draw:id="id7" draw:layer="layout" svg:width="4.826cm" svg:height="1.524cm" svg:x="20.351cm" svg:y="4.141cm">
          <text:p text:style-name="P3">Fast simulation</text:p>
          <text:p text:style-name="P3"><text:span text:style-name="T2">(Delph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8" draw:id="id8" draw:layer="layout" svg:width="4.315cm" svg:height="1.043cm" svg:x="20.654cm" svg:y="8.265cm">
          <text:p text:style-name="P3"><text:span text:style-name="T1">AnalysisDelph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22.764cm" svg:y1="5.665cm" svg:x2="22.812cm" svg:y2="8.265cm" draw:start-shape="id7" draw:start-glue-point="6" draw:end-shape="id8" draw:end-glue-point="4" svg:d="M22764 5665v519l48 1562v519" svg:viewBox="0 0 49 2601">
          <text:p/>
        </draw:connector>
        <draw:frame draw:style-name="gr11" draw:text-style-name="P11" draw:layer="layout" svg:width="10.16cm" svg:height="0.962cm" svg:x="0.854cm" svg:y="10.542cm">
          <draw:text-box>
            <text:p><text:span text:style-name="T10">Classes are </text:span><text:span text:style-name="T11">underlined</text:span></text:p>
          </draw:text-box>
        </draw:frame>
        <draw:custom-shape draw:style-name="gr3" draw:text-style-name="P5" xml:id="id6" draw:id="id6" draw:layer="layout" svg:width="4.315cm" svg:height="1.043cm" svg:x="12.188cm" svg:y="8.265cm">
          <text:p text:style-name="P3"><text:span text:style-name="T1">AnalysisE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5T12:41:19.319897843</meta:creation-date>
    <dc:date>2022-06-30T12:05:52.951875231</dc:date>
    <meta:editing-duration>PT2M27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